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375in"/>
    </style:style>
    <style:style style:name="Table2.B" style:family="table-column">
      <style:table-column-properties style:column-width="1.625in"/>
    </style:style>
    <style:style style:name="Table2.C" style:family="table-column">
      <style:table-column-properties style:column-width="1.2764in"/>
    </style:style>
    <style:style style:name="Table2.D" style:family="table-column">
      <style:table-column-properties style:column-width="1.6507in"/>
    </style:style>
    <style:style style:name="Table2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2080ff" style:font-weight-asian="bold" style:font-weight-complex="bold"/>
    </style:style>
    <style:style style:name="P3" style:family="paragraph" style:parent-style-name="Standard">
      <style:text-properties fo:font-weight="bold" officeooo:paragraph-rsid="002080ff" style:font-weight-asian="bold"/>
    </style:style>
    <style:style style:name="P4" style:family="paragraph" style:parent-style-name="Standard">
      <style:text-properties officeooo:paragraph-rsid="002080ff"/>
    </style:style>
    <style:style style:name="P5" style:family="paragraph" style:parent-style-name="Text_20_body">
      <style:paragraph-properties fo:text-align="center" style:justify-single-word="false"/>
      <style:text-properties officeooo:paragraph-rsid="0030f185"/>
    </style:style>
    <style:style style:name="P6" style:family="paragraph" style:parent-style-name="Standard">
      <style:paragraph-properties fo:text-align="start" style:justify-single-word="false"/>
      <style:text-properties officeooo:paragraph-rsid="00390c9c"/>
    </style:style>
    <style:style style:name="P7" style:family="paragraph" style:parent-style-name="Text_20_body">
      <style:paragraph-properties fo:text-align="start" style:justify-single-word="false"/>
      <style:text-properties officeooo:paragraph-rsid="00390c9c"/>
    </style:style>
    <style:style style:name="P8" style:family="paragraph" style:parent-style-name="Table_20_Contents">
      <style:text-properties officeooo:paragraph-rsid="00390c9c"/>
    </style:style>
    <style:style style:name="P9" style:family="paragraph" style:parent-style-name="Table_20_Heading">
      <style:text-properties officeooo:paragraph-rsid="00390c9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b4cf2" style:font-size-asian="12pt" style:font-size-complex="12pt"/>
    </style:style>
    <style:style style:name="T6" style:family="text">
      <style:text-properties fo:font-size="12pt" officeooo:rsid="0029f19f" style:font-size-asian="12pt" style:font-size-complex="12pt"/>
    </style:style>
    <style:style style:name="T7" style:family="text">
      <style:text-properties fo:font-size="12pt" officeooo:rsid="00375069" style:font-size-asian="12pt" style:font-size-complex="12pt"/>
    </style:style>
    <style:style style:name="T8" style:family="text">
      <style:text-properties fo:font-size="12pt" officeooo:rsid="003aecdd" style:font-size-asian="12pt" style:font-size-complex="12pt"/>
    </style:style>
    <style:style style:name="T9" style:family="text">
      <style:text-properties officeooo:rsid="0013299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32af0f"/>
    </style:style>
    <style:style style:name="T12" style:family="text">
      <style:text-properties officeooo:rsid="003403b3"/>
    </style:style>
    <style:style style:name="T13" style:family="text">
      <style:text-properties officeooo:rsid="0034fc15"/>
    </style:style>
    <style:style style:name="T14" style:family="text">
      <style:text-properties officeooo:rsid="002873b2"/>
    </style:style>
    <style:style style:name="T15" style:family="text">
      <style:text-properties officeooo:rsid="0029b7d2"/>
    </style:style>
    <style:style style:name="T16" style:family="text">
      <style:text-properties officeooo:rsid="00390c9c"/>
    </style:style>
    <style:style style:name="T17" style:family="text">
      <style:text-properties officeooo:rsid="003aecdd"/>
    </style:style>
    <style:style style:name="T18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Docente:<text:tab/><text:tab/>Bruce D. Marron</text:p>
      <text:p text:style-name="P2">Ciclo: <text:tab/><text:tab/><text:tab/>25-2</text:p>
      <text:p text:style-name="P4"><text:span text:style-name="T1">Materia: <text:tab/><text:tab/></text:span><text:span text:style-name="T2">Terminología Especializada en Económica y Mercados Bursátiles</text:span></text:p>
      <text:p text:style-name="P2">Curso:<text:tab/><text:tab/><text:tab/>IT0524</text:p>
      <text:p text:style-name="P4"><text:span text:style-name="T1">Licenciatura: <text:tab/>I</text:span><text:span text:style-name="T2">nterpretación y Traduccíon</text:span></text:p>
      <text:p text:style-name="P3">Horario:<text:tab/><text:tab/>Jueves 11:00 – 14:00</text:p>
      <text:p text:style-name="P3">Grupo:<text:tab/><text:tab/>5C</text:p>
      <text:p text:style-name="P3"/>
      <text:p text:style-name="P3"/>
      <text:p text:style-name="P3"/>
      <text:p text:style-name="P5"><text:span text:style-name="Strong_20_Emphasis"><text:span text:style-name="T3">HW_0</text:span></text:span><text:span text:style-name="Strong_20_Emphasis"><text:span text:style-name="T7">9</text:span></text:span><text:span text:style-name="Strong_20_Emphasis"><text:span text:style-name="T5">.</text:span></text:span><text:span text:style-name="Strong_20_Emphasis"><text:span text:style-name="T6">1 </text:span></text:span><text:span text:style-name="Strong_20_Emphasis"><text:span text:style-name="T3"><text:s/></text:span></text:span><text:span text:style-name="Strong_20_Emphasis"><text:span text:style-name="T8">Current Econ Literature </text:span></text:span><text:span text:style-name="Strong_20_Emphasis"><text:span text:style-name="T4">(convert to 10 point scale)</text:span></text:span></text:p>
      <text:p text:style-name="P7"><text:span text:style-name="Strong_20_Emphasis"><text:span text:style-name="T4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9">Criteria</text:p>
            </table:table-cell>
            <table:table-cell table:style-name="Table2.A1" office:value-type="string">
              <text:p text:style-name="P9">Excellent</text:p>
            </table:table-cell>
            <table:table-cell table:style-name="Table2.A1" office:value-type="string">
              <text:p text:style-name="P9">Satisfactory</text:p>
            </table:table-cell>
            <table:table-cell table:style-name="Table2.A1" office:value-type="string">
              <text:p text:style-name="P9">Needs Improvement</text:p>
            </table:table-cell>
          </table:table-row>
        </table:table-header-rows>
        <table:table-row>
          <table:table-cell table:style-name="Table2.A1" office:value-type="string">
            <text:p text:style-name="P8"><text:span text:style-name="Strong_20_Emphasis"><text:span text:style-name="T11">Task 2</text:span></text:span></text:p>
            <text:p text:style-name="P8"><text:span text:style-name="Strong_20_Emphasis">Translation Accuracy</text:span></text:p>
            <text:p text:style-name="P8"><text:span text:style-name="Strong_20_Emphasis">* </text:span><text:span text:style-name="Strong_20_Emphasis"><text:span text:style-name="T16">A</text:span></text:span><text:span text:style-name="Strong_20_Emphasis"><text:span text:style-name="T10">bstract, and the first five (5) paragraphs of the Intro</text:span></text:span></text:p>
            <text:p text:style-name="P8"><text:span text:style-name="Strong_20_Emphasis"><text:span text:style-name="T10">* The Abstract, the first paragraph of the Intro, and the Conclusions </text:span></text:span></text:p>
            <text:p text:style-name="P8"><text:span text:style-name="Strong_20_Emphasis"><text:span text:style-name="T10">* <text:s/>The Abstract, the first five (5) paragraphs of the Introduction, and the Conclusion</text:span></text:span></text:p>
          </table:table-cell>
          <table:table-cell table:style-name="Table2.A1" office:value-type="string">
            <text:p text:style-name="P8">Precise translation maintaining technical terminology, nuanced meaning, and scientific context in Spanish for all specified sections</text:p>
          </table:table-cell>
          <table:table-cell table:style-name="Table2.A1" office:value-type="string">
            <text:p text:style-name="P8">Generally accurate translation with minor linguistic or technical imprecisions</text:p>
          </table:table-cell>
          <table:table-cell table:style-name="Table2.A1" office:value-type="string">
            <text:p text:style-name="P8">Inaccurate or incomplete translation that loses critical scientific meaning</text:p>
          </table:table-cell>
        </table:table-row>
        <table:table-row>
          <table:table-cell table:style-name="Table2.A1" office:value-type="string">
            <text:p text:style-name="P8"><text:span text:style-name="Strong_20_Emphasis">Vocabulary Definitions</text:span></text:p>
          </table:table-cell>
          <table:table-cell table:style-name="Table2.A1" office:value-type="string">
            <text:p text:style-name="P8">Provides comprehensive, precise definitions <text:span text:style-name="T12">of </text:span><text:span text:style-name="T13">6</text:span><text:span text:style-name="T16">6 </text:span><text:span text:style-name="T17">terms </text:span><text:span text:style-name="T13"><text:s/></text:span>in both English and Spanish, including technical context and scientific relevance</text:p>
          </table:table-cell>
          <table:table-cell table:style-name="Table2.A1" office:value-type="string">
            <text:p text:style-name="P8">Offers basic definitions with some technical explanation</text:p>
          </table:table-cell>
          <table:table-cell table:style-name="Table2.A1" office:value-type="string">
            <text:p text:style-name="P8">Incomplete or vague definitions lacking scientific depth</text:p>
          </table:table-cell>
        </table:table-row>
        <table:table-row>
          <table:table-cell table:style-name="Table2.A1" office:value-type="string">
            <text:p text:style-name="P8"><text:span text:style-name="Strong_20_Emphasis"><text:span text:style-name="T14">Writing Quality and </text:span></text:span><text:span text:style-name="Strong_20_Emphasis"><text:span text:style-name="T15">Presentation</text:span></text:span></text:p>
          </table:table-cell>
          <table:table-cell table:style-name="Table2.A1" office:value-type="string">
            <text:p text:style-name="P8">Perfectly formatted document following all specified guidelines; clean, professional presentation</text:p>
          </table:table-cell>
          <table:table-cell table:style-name="Table2.A1" office:value-type="string">
            <text:p text:style-name="P8">Minor formatting inconsistencies; generally meets professional standards</text:p>
          </table:table-cell>
          <table:table-cell table:style-name="Table2.A1" office:value-type="string">
            <text:p text:style-name="P8">Significant formatting errors; unprofessional document presentation</text:p>
          </table:table-cell>
        </table:table-row>
      </table:table>
      <text:p text:style-name="P6"><text:span text:style-name="Strong_20_Emphasis"><text:span text:style-name="T4"/></text:span></text:p>
      <text:section text:style-name="Sect1" text:name="md-content-197282861">
        <text:p text:style-name="Standard"><text:span text:style-name="Strong_20_Emphasis">A</text:span><text:span text:style-name="Strong_20_Emphasis"><text:span text:style-name="T9">ssignment</text:span></text:span><text:span text:style-name="Strong_20_Emphasis">:</text:span></text:p>
        <text:p text:style-name="Standard"><text:span text:style-name="Strong_20_Emphasis"><text:span text:style-name="T10">HW_09.1<text:tab/>[DUE 10 Apr 2025]</text:span></text:span></text:p>
        <text:p text:style-name="Standard"><text:span text:style-name="Strong_20_Emphasis"><text:span text:style-name="T10"/></text:span></text:p>
        <text:p text:style-name="Standard"><text:span text:style-name="Strong_20_Emphasis"><text:span text:style-name="T10">---Task 1</text:span></text:span></text:p>
        <text:p text:style-name="Standard"><text:span text:style-name="Strong_20_Emphasis"><text:span text:style-name="T10">Read/Scan the following documents:</text:span></text:span></text:p>
        <text:p text:style-name="Standard"><text:span text:style-name="Strong_20_Emphasis"><text:span text:style-name="T10"><text:tab/>a) "Economic structures, institutions and economic performance".pdf</text:span></text:span></text:p>
        <text:p text:style-name="Standard"><text:span text:style-name="Strong_20_Emphasis"><text:span text:style-name="T10"><text:tab/>b) "Bitcoin as a financial asset: a survey".pdf</text:span></text:span></text:p>
        <text:p text:style-name="Standard"><text:span text:style-name="Strong_20_Emphasis"><text:span text:style-name="T10"><text:tab/>c) "On Debt and climate".pdf</text:span></text:span></text:p>
        <text:p text:style-name="Standard"><text:soft-page-break/><text:span text:style-name="Strong_20_Emphasis"><text:span text:style-name="T10"><text:tab/></text:span></text:span></text:p>
        <text:p text:style-name="Standard"><text:span text:style-name="Strong_20_Emphasis"><text:span text:style-name="T10">--- Task 2</text:span></text:span></text:p>
        <text:p text:style-name="Standard"><text:span text:style-name="Strong_20_Emphasis"><text:span text:style-name="T10">Translate into Spanish:</text:span></text:span></text:p>
        <text:p text:style-name="Standard"><text:span text:style-name="Strong_20_Emphasis"><text:span text:style-name="T10"><text:tab/>i) <text:s text:c="2"/>The Abstract, and the first five (5) paragraphs of the Intro from Document a) in Task 1</text:span></text:span></text:p>
        <text:p text:style-name="Standard"><text:span text:style-name="Strong_20_Emphasis"><text:span text:style-name="T10"><text:tab/>ii) <text:s/>The Abstract, the first paragraph of the Intro, and the Conclusions from Document b) </text:span></text:span></text:p>
        <text:p text:style-name="Standard"><text:span text:style-name="Strong_20_Emphasis"><text:span text:style-name="T10"><text:tab/>in Task 1</text:span></text:span></text:p>
        <text:p text:style-name="Standard"><text:span text:style-name="Strong_20_Emphasis"><text:span text:style-name="T10"><text:tab/>iii) The Abstract, the first five (5) paragraphs of the Introduction, and the Conclusion from </text:span></text:span></text:p>
        <text:p text:style-name="Standard"><text:span text:style-name="Strong_20_Emphasis"><text:span text:style-name="T10"><text:tab/>Document c) in Task 1</text:span></text:span></text:p>
        <text:p text:style-name="Standard"><text:span text:style-name="Strong_20_Emphasis"><text:span text:style-name="T10"/></text:span></text:p>
        <text:p text:style-name="Standard"><text:span text:style-name="Strong_20_Emphasis"><text:span text:style-name="T10">--- Task 3</text:span></text:span></text:p>
        <text:p text:style-name="Standard"><text:span text:style-name="Strong_20_Emphasis"><text:span text:style-name="T10">Provide definitions in English and Spanish for the vocab below. Add any new terms to your dictionary.</text:span></text:span></text:p>
        <text:p text:style-name="Standard"><text:span text:style-name="Strong_20_Emphasis"><text:span text:style-name="T10">Vocab (66):</text:span></text:span></text:p>
        <text:p text:style-name="Standard"><text:span text:style-name="Strong_20_Emphasis"><text:span text:style-name="T10"><text:tab/>accumulation</text:span></text:span></text:p>
        <text:p text:style-name="Standard"><text:span text:style-name="Strong_20_Emphasis"><text:span text:style-name="T10"><text:tab/>adaptive market hypothesis</text:span></text:span></text:p>
        <text:p text:style-name="Standard"><text:span text:style-name="Strong_20_Emphasis"><text:span text:style-name="T10"><text:tab/>affiliation</text:span></text:span></text:p>
        <text:p text:style-name="Standard"><text:span text:style-name="Strong_20_Emphasis"><text:span text:style-name="T10"><text:tab/>allocation</text:span></text:span></text:p>
        <text:p text:style-name="Standard"><text:span text:style-name="Strong_20_Emphasis"><text:span text:style-name="T10"><text:tab/>appraisal</text:span></text:span></text:p>
        <text:p text:style-name="Standard"><text:span text:style-name="Strong_20_Emphasis"><text:span text:style-name="T10"><text:tab/>arbitrage</text:span></text:span></text:p>
        <text:p text:style-name="Standard"><text:span text:style-name="Strong_20_Emphasis"><text:span text:style-name="T10"><text:tab/>asymmetric tail dependence</text:span></text:span></text:p>
        <text:p text:style-name="Standard"><text:span text:style-name="Strong_20_Emphasis"><text:span text:style-name="T10"><text:tab/>austerity measures</text:span></text:span></text:p>
        <text:p text:style-name="Standard"><text:span text:style-name="Strong_20_Emphasis"><text:span text:style-name="T10"><text:tab/>bearish market</text:span></text:span></text:p>
        <text:p text:style-name="Standard"><text:span text:style-name="Strong_20_Emphasis"><text:span text:style-name="T10"><text:tab/>benchmark</text:span></text:span></text:p>
        <text:p text:style-name="Standard"><text:span text:style-name="Strong_20_Emphasis"><text:span text:style-name="T10"><text:tab/>bibliometrics</text:span></text:span></text:p>
        <text:p text:style-name="Standard"><text:span text:style-name="Strong_20_Emphasis"><text:span text:style-name="T10"><text:tab/>black-market</text:span></text:span></text:p>
        <text:p text:style-name="Standard"><text:span text:style-name="Strong_20_Emphasis"><text:span text:style-name="T10"><text:tab/>blockchain</text:span></text:span></text:p>
        <text:p text:style-name="Standard"><text:span text:style-name="Strong_20_Emphasis"><text:span text:style-name="T10"><text:tab/>bullish market</text:span></text:span></text:p>
        <text:p text:style-name="Standard"><text:span text:style-name="Strong_20_Emphasis"><text:span text:style-name="T10"><text:tab/>carbon offsets</text:span></text:span></text:p>
        <text:p text:style-name="Standard"><text:span text:style-name="Strong_20_Emphasis"><text:span text:style-name="T10"><text:tab/>carbon sequestration</text:span></text:span></text:p>
        <text:p text:style-name="Standard"><text:span text:style-name="Strong_20_Emphasis"><text:span text:style-name="T10"><text:tab/>causality institutions (economics)</text:span></text:span></text:p>
        <text:p text:style-name="Standard"><text:span text:style-name="Strong_20_Emphasis"><text:span text:style-name="T10"><text:tab/>CBOE Volatility Index (VIX)</text:span></text:span></text:p>
        <text:p text:style-name="Standard"><text:span text:style-name="Strong_20_Emphasis"><text:span text:style-name="T10"><text:tab/>Consumer Price Index (CPI)</text:span></text:span></text:p>
        <text:p text:style-name="Standard"><text:span text:style-name="Strong_20_Emphasis"><text:span text:style-name="T10"><text:tab/>cryptocurrency</text:span></text:span></text:p>
        <text:p text:style-name="Standard"><text:span text:style-name="Strong_20_Emphasis"><text:span text:style-name="T10"><text:tab/>debt-for-nature swaps</text:span></text:span></text:p>
        <text:p text:style-name="Standard"><text:span text:style-name="Strong_20_Emphasis"><text:span text:style-name="T10"><text:tab/>debt restructuring</text:span></text:span></text:p>
        <text:p text:style-name="Standard"><text:span text:style-name="Strong_20_Emphasis"><text:span text:style-name="T10"><text:tab/>debunking</text:span></text:span></text:p>
        <text:p text:style-name="Standard"><text:span text:style-name="Strong_20_Emphasis"><text:span text:style-name="T10"><text:tab/>“Dutch Disease” </text:span></text:span></text:p>
        <text:p text:style-name="Standard"><text:span text:style-name="Strong_20_Emphasis"><text:span text:style-name="T10"><text:tab/>Economic Policy Uncertainty (EPU) index</text:span></text:span></text:p>
        <text:p text:style-name="Standard"><text:span text:style-name="Strong_20_Emphasis"><text:span text:style-name="T10"><text:tab/>economic structure</text:span></text:span></text:p>
        <text:p text:style-name="Standard"><text:span text:style-name="Strong_20_Emphasis"><text:span text:style-name="T10"><text:tab/>ecosystem services</text:span></text:span></text:p>
        <text:p text:style-name="Standard"><text:span text:style-name="Strong_20_Emphasis"><text:span text:style-name="T10"><text:tab/>endogenous</text:span></text:span></text:p>
        <text:p text:style-name="Standard"><text:span text:style-name="Strong_20_Emphasis"><text:span text:style-name="T10"><text:tab/>entropy (information theory)</text:span></text:span></text:p>
        <text:p text:style-name="Standard"><text:span text:style-name="Strong_20_Emphasis"><text:span text:style-name="T10"><text:tab/>Environmental, Social, Governance (ESG) issues</text:span></text:span></text:p>
        <text:p text:style-name="Standard"><text:span text:style-name="Strong_20_Emphasis"><text:span text:style-name="T10"><text:tab/>Emissions Trading Systems (ETS) ("cap-and-trade" systems)</text:span></text:span></text:p>
        <text:p text:style-name="Standard"><text:span text:style-name="Strong_20_Emphasis"><text:span text:style-name="T10"><text:tab/>Exchange-Traded Fund (ETF)</text:span></text:span></text:p>
        <text:p text:style-name="Standard"><text:span text:style-name="Strong_20_Emphasis"><text:span text:style-name="T10"><text:tab/>externality</text:span></text:span></text:p>
        <text:p text:style-name="Standard"><text:span text:style-name="Strong_20_Emphasis"><text:span text:style-name="T10"><text:tab/>FIRE economy</text:span></text:span></text:p>
        <text:p text:style-name="Standard"><text:span text:style-name="Strong_20_Emphasis"><text:span text:style-name="T10"><text:tab/>forecast curve fitting</text:span></text:span></text:p>
        <text:p text:style-name="Standard"><text:soft-page-break/><text:span text:style-name="Strong_20_Emphasis"><text:span text:style-name="T10"><text:tab/>Generalized AutoRegressive Conditional Heteroskedasticity (GARCH) models</text:span></text:span></text:p>
        <text:p text:style-name="Standard"><text:span text:style-name="Strong_20_Emphasis"><text:span text:style-name="T10"><text:tab/>Granger causality</text:span></text:span></text:p>
        <text:p text:style-name="Standard"><text:span text:style-name="Strong_20_Emphasis"><text:span text:style-name="T10"><text:tab/>green bonds</text:span></text:span></text:p>
        <text:p text:style-name="Standard"><text:span text:style-name="Strong_20_Emphasis"><text:span text:style-name="T10"><text:tab/>heteroskedasticity</text:span></text:span></text:p>
        <text:p text:style-name="Standard"><text:span text:style-name="Strong_20_Emphasis"><text:span text:style-name="T10"><text:tab/>hard commodities</text:span></text:span></text:p>
        <text:p text:style-name="Standard"><text:span text:style-name="Strong_20_Emphasis"><text:span text:style-name="T10"><text:tab/>hedging</text:span></text:span></text:p>
        <text:p text:style-name="Standard"><text:span text:style-name="Strong_20_Emphasis"><text:span text:style-name="T10"><text:tab/>implied volatility estimation</text:span></text:span></text:p>
        <text:p text:style-name="Standard"><text:span text:style-name="Strong_20_Emphasis"><text:span text:style-name="T10"><text:tab/>incentivize</text:span></text:span></text:p>
        <text:p text:style-name="Standard"><text:span text:style-name="Strong_20_Emphasis"><text:span text:style-name="T10"><text:tab/>inefficient market</text:span></text:span></text:p>
        <text:p text:style-name="Standard"><text:span text:style-name="Strong_20_Emphasis"><text:span text:style-name="T10"><text:tab/>International Monetary Fund (IMF)</text:span></text:span></text:p>
        <text:p text:style-name="Standard"><text:span text:style-name="Strong_20_Emphasis"><text:span text:style-name="T10"><text:tab/>Keynesian "pump priming"</text:span></text:span></text:p>
        <text:p text:style-name="Standard"><text:span text:style-name="Strong_20_Emphasis"><text:span text:style-name="T10"><text:tab/>multifractal</text:span></text:span></text:p>
        <text:p text:style-name="Standard"><text:span text:style-name="Strong_20_Emphasis"><text:span text:style-name="T10"><text:tab/>natural capital</text:span></text:span></text:p>
        <text:p text:style-name="Standard"><text:span text:style-name="Strong_20_Emphasis"><text:span text:style-name="T10"><text:tab/>neural network</text:span></text:span></text:p>
        <text:p text:style-name="Standard"><text:span text:style-name="Strong_20_Emphasis"><text:span text:style-name="T10"><text:tab/>OECD</text:span></text:span></text:p>
        <text:p text:style-name="Standard"><text:span text:style-name="Strong_20_Emphasis"><text:span text:style-name="T10"><text:tab/>proxy</text:span></text:span></text:p>
        <text:p text:style-name="Standard"><text:span text:style-name="Strong_20_Emphasis"><text:span text:style-name="T10"><text:tab/>regression analysis</text:span></text:span></text:p>
        <text:p text:style-name="Standard"><text:span text:style-name="Strong_20_Emphasis"><text:span text:style-name="T10"><text:tab/>rent-seeking behavior</text:span></text:span></text:p>
        <text:p text:style-name="Standard"><text:span text:style-name="Strong_20_Emphasis"><text:span text:style-name="T10"><text:tab/>rigidities (economics)</text:span></text:span></text:p>
        <text:p text:style-name="Standard"><text:span text:style-name="Strong_20_Emphasis"><text:span text:style-name="T10"><text:tab/>robust</text:span></text:span></text:p>
        <text:p text:style-name="Standard"><text:span text:style-name="Strong_20_Emphasis"><text:span text:style-name="T10"><text:tab/>safe-haven asset</text:span></text:span></text:p>
        <text:p text:style-name="Standard"><text:span text:style-name="Strong_20_Emphasis"><text:span text:style-name="T10"><text:tab/>scalability</text:span></text:span></text:p>
        <text:p text:style-name="Standard"><text:span text:style-name="Strong_20_Emphasis"><text:span text:style-name="T10"><text:tab/>shocks (economics)</text:span></text:span></text:p>
        <text:p text:style-name="Standard"><text:span text:style-name="Strong_20_Emphasis"><text:span text:style-name="T10"><text:tab/>soft commodities</text:span></text:span></text:p>
        <text:p text:style-name="Standard"><text:span text:style-name="Strong_20_Emphasis"><text:span text:style-name="T10"><text:tab/>speculation (economics)</text:span></text:span></text:p>
        <text:p text:style-name="Standard"><text:span text:style-name="Strong_20_Emphasis"><text:span text:style-name="T10"><text:tab/>spillover effect</text:span></text:span></text:p>
        <text:p text:style-name="Standard"><text:span text:style-name="Strong_20_Emphasis"><text:span text:style-name="T10"><text:tab/>stochastic</text:span></text:span></text:p>
        <text:p text:style-name="Standard"><text:span text:style-name="Strong_20_Emphasis"><text:span text:style-name="T10"><text:tab/>straddling (economics)</text:span></text:span></text:p>
        <text:p text:style-name="Standard"><text:span text:style-name="Strong_20_Emphasis"><text:span text:style-name="T10"><text:tab/>sustainability-linked bonds (SLBs)</text:span></text:span></text:p>
        <text:p text:style-name="Standard"><text:span text:style-name="Strong_20_Emphasis"><text:span text:style-name="T10"><text:tab/>tail events</text:span></text:span></text:p>
        <text:p text:style-name="Standard"><text:span text:style-name="Strong_20_Emphasis"><text:span text:style-name="T10"><text:tab/>"tragedy of the commons"</text:span>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11T14:43:55.265953821</dc:date>
    <meta:editing-duration>PT3H25M20S</meta:editing-duration>
    <meta:editing-cycles>44</meta:editing-cycles>
    <meta:generator>LibreOffice/7.3.7.2$Linux_X86_64 LibreOffice_project/30$Build-2</meta:generator>
    <meta:document-statistic meta:table-count="1" meta:image-count="1" meta:object-count="0" meta:page-count="3" meta:paragraph-count="112" meta:word-count="434" meta:character-count="3390" meta:non-whitespace-character-count="2971"/>
  </office:meta>
</office:document-meta>
</file>